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67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2.409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147cm"/>
    </style:style>
    <style:style style:name="co10" style:family="table-column">
      <style:table-column-properties fo:break-before="auto" style:column-width="1.041cm"/>
    </style:style>
    <style:style style:name="co11" style:family="table-column">
      <style:table-column-properties fo:break-before="auto" style:column-width="1.646cm"/>
    </style:style>
    <style:style style:name="co12" style:family="table-column">
      <style:table-column-properties fo:break-before="auto" style:column-width="2.699cm"/>
    </style:style>
    <style:style style:name="co13" style:family="table-column">
      <style:table-column-properties fo:break-before="auto" style:column-width="2.357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CasterLevel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</text:p>
          </table:table-cell>
          <table:table-cell office:value-type="string">
            <text:p>SubType</text:p>
          </table:table-cell>
          <table:table-cell office:value-type="string">
            <text:p>CostTableValue</text:p>
          </table:table-cell>
          <table:table-cell office:value-type="string">
            <text:p>Param1Value</text:p>
          </table:table-cell>
          <table:table-cell office:value-type="string">
            <text:p>Epic</text:p>
          </table:table-cell>
          <table:table-cell office:value-type="string">
            <text:p>Finished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table:formula="oooc:=3*([.A4]+1)" office:value-type="float" office:value="3">
            <text:p>3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table:formula="oooc:=3*([.A5]+1)"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table:formula="oooc:=3*([.A6]+1)" office:value-type="float" office:value="9">
            <text:p>9</text:p>
          </table:table-cell>
          <table:table-cell table:number-columns-repeated="3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table:formula="oooc:=3*([.A7]+1)" office:value-type="float" office:value="12">
            <text:p>12</text:p>
          </table:table-cell>
          <table:table-cell table:number-columns-repeated="3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table:formula="oooc:=3*([.A8]+1)" office:value-type="float" office:value="15">
            <text:p>15</text:p>
          </table:table-cell>
          <table:table-cell table:number-columns-repeated="3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table:formula="oooc:=3*([.A9]+1)" office:value-type="float" office:value="18">
            <text:p>18</text:p>
          </table:table-cell>
          <table:table-cell table:number-columns-repeated="3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table:formula="oooc:=3*([.A10]+1)" office:value-type="float" office:value="21">
            <text:p>21</text:p>
          </table:table-cell>
          <table:table-cell table:number-columns-repeated="3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table:formula="oooc:=3*([.A11]+1)"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table:formula="oooc:=3*([.A12]+1)" office:value-type="float" office:value="27">
            <text:p>27</text:p>
          </table:table-cell>
          <table:table-cell table:number-columns-repeated="3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table:formula="oooc:=3*([.A13]+1)" office:value-type="float" office:value="30">
            <text:p>30</text:p>
          </table:table-cell>
          <table:table-cell table:number-columns-repeated="3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table:formula="oooc:=3*([.A14]+1)" office:value-type="float" office:value="33">
            <text:p>33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table:formula="oooc:=3*([.A15]+1)" office:value-type="float" office:value="36">
            <text:p>36</text:p>
          </table:table-cell>
          <table:table-cell table:number-columns-repeated="3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table:formula="oooc:=3*([.A16]+1)" office:value-type="float" office:value="39">
            <text:p>39</text:p>
          </table:table-cell>
          <table:table-cell table:number-columns-repeated="3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table:formula="oooc:=3*([.A17]+1)" office:value-type="float" office:value="42">
            <text:p>42</text:p>
          </table:table-cell>
          <table:table-cell table:number-columns-repeated="3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table:formula="oooc:=3*([.A18]+1)" office:value-type="float" office:value="45">
            <text:p>45</text:p>
          </table:table-cell>
          <table:table-cell table:number-columns-repeated="3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table:formula="oooc:=3*([.A19]+1)" office:value-type="float" office:value="48">
            <text:p>48</text:p>
          </table:table-cell>
          <table:table-cell table:number-columns-repeated="3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table:formula="oooc:=3*([.A20]+1)" office:value-type="float" office:value="51">
            <text:p>51</text:p>
          </table:table-cell>
          <table:table-cell table:number-columns-repeated="3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table:formula="oooc:=3*([.A21]+1)" office:value-type="float" office:value="54">
            <text:p>54</text:p>
          </table:table-cell>
          <table:table-cell table:number-columns-repeated="3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table:formula="oooc:=3*([.A22]+1)" office:value-type="float" office:value="57">
            <text:p>57</text:p>
          </table:table-cell>
          <table:table-cell table:number-columns-repeated="3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table:formula="oooc:=3*([.A23]+1)" office:value-type="float" office:value="60">
            <text:p>60</text:p>
          </table:table-cell>
          <table:table-cell table:number-columns-repeated="3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5" office:value-type="string">
            <text:p>****</text:p>
          </table:table-cell>
          <table:table-cell office:value-type="string">
            <text:p>Must make iprp_feats.2da entry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float" office:value="19">
            <text:p>19</text:p>
          </table:table-cell>
          <table:table-cell office:value-type="float" office:value="173">
            <text:p>173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float" office:value="20">
            <text:p>20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float" office:value="21">
            <text:p>21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string">
            <text:p>Must make spell turning spell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****</text:p>
          </table:table-cell>
          <table:table-cell office:value-type="string">
            <text:p>Must make spell turning spell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float" office:value="15">
            <text:p>15</text:p>
          </table:table-cell>
          <table:table-cell office:value-type="float" office:value="163">
            <text:p>163</text:p>
          </table:table-cell>
          <table:table-cell table:number-columns-repeated="3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float" office:value="15">
            <text:p>15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float" office:value="21">
            <text:p>21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float" office:value="23">
            <text:p>23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table:number-columns-repeated="2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****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number-columns-repeated="3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/>
        </table:table-row>
      </table:table>
      <table:table table:name="Sheet1" table:style-name="ta1" table:print="false">
        <table:table-column table:style-name="co16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 style:font-family-generic="roma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9">19/07/2006</text:date>, <text:time>20:5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7-19T20:52:36</dc:date>
    <dc:language>en-US</dc:language>
    <meta:editing-cycles>15</meta:editing-cycles>
    <meta:editing-duration>PT3H20M11S</meta:editing-duration>
    <meta:user-defined meta:name="Info 1"/>
    <meta:user-defined meta:name="Info 2"/>
    <meta:user-defined meta:name="Info 3"/>
    <meta:user-defined meta:name="Info 4"/>
    <meta:document-statistic meta:table-count="4" meta:cell-count="1114"/>
  </office:meta>
</office:document-meta>
</file>